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fbe2d" officeooo:paragraph-rsid="000fbe2d" style:font-weight-asian="bold" style:font-weight-complex="bold"/>
    </style:style>
    <style:style style:name="P2" style:family="paragraph" style:parent-style-name="Standard">
      <style:text-properties fo:font-weight="normal" officeooo:rsid="000fbe2d" officeooo:paragraph-rsid="000fbe2d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fbe2d" officeooo:paragraph-rsid="000fbe2d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be2d" officeooo:paragraph-rsid="000fbe2d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fbe2d" officeooo:paragraph-rsid="000fbe2d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officeooo:rsid="000fbe2d" officeooo:paragraph-rsid="000fbe2d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rsid="0011029b" officeooo:paragraph-rsid="0011029b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1029b" officeooo:paragraph-rsid="0011029b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1a90c" officeooo:paragraph-rsid="0011a90c" style:font-weight-asian="normal" style:font-weight-complex="normal"/>
    </style:style>
    <style:style style:name="P10" style:family="paragraph" style:parent-style-name="Standard" style:list-style-name="L2">
      <style:text-properties style:text-underline-style="none" fo:font-weight="normal" officeooo:rsid="000fbe2d" officeooo:paragraph-rsid="0011a90c" style:font-weight-asian="normal" style:font-weight-complex="normal"/>
    </style:style>
    <style:style style:name="P11" style:family="paragraph" style:parent-style-name="Standard" style:list-style-name="L2">
      <style:text-properties style:text-underline-style="none" fo:font-weight="normal" officeooo:rsid="0011a90c" officeooo:paragraph-rsid="0011a90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029b"/>
    </style:style>
    <style:style style:name="T4" style:family="text">
      <style:text-properties officeooo:rsid="000fbe2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: <text:span text:style-name="T1">VENTAS_PRODUCTOS (CodVenta, Fechaventa, DNICliente, NombreCliente,DireccionCliente,CodProducto, NombreProducto,Precio Unidad, Cantidad, Importe Total, Vendedor</text:span></text:p>
      <text:p text:style-name="P2"/>
      <text:p text:style-name="P2">PK = Cod_venta</text:p>
      <text:p text:style-name="P2"/>
      <text:p text:style-name="P2">No está en 1ºFN porque la clave primaria se repite,y por tanto, hay grupo repetitivos.</text:p>
      <text:p text:style-name="P2"/>
      <text:p text:style-name="P2">Las columnas que hacen repetir a la clave primaria son: </text:p>
      <text:p text:style-name="P2"/>
      <text:p text:style-name="P2">CodProducto, NombreProducto, PrecioUnidad, Cantidad, Importe total.</text:p>
      <text:p text:style-name="P2"/>
      <text:p text:style-name="P2">Por tanto, para que esté en 1º FN hay que descomponer la tabla en las siguientes:</text:p>
      <text:p text:style-name="P2"/>
      <text:list text:style-name="L1">
        <text:list-item>
          <text:p text:style-name="P3">VENTAS (cod_ventas, FechaVenta, DNICliente, NombreCliente, DirecciónCliente, Vendedor)</text:p>
        </text:list-item>
        <text:list-item>
          <text:p text:style-name="P3">VENTAS PRODUCTOS (CodVenta,CodProducto,NombreProducto, PrecioUnidad, Cantidad, ImporteTotal)</text:p>
        </text:list-item>
      </text:list>
      <text:p text:style-name="P2"/>
      <text:p text:style-name="P4">DEPENDENCIAS FUNCIONALES</text:p>
      <text:p text:style-name="P4"/>
      <text:p text:style-name="P5">Cod_Venta → FechaVenta, DNI_Cliente, Nombre_Cliente, Dirección_Cliente, Vendedor</text:p>
      <text:p text:style-name="P5">Cod_Venta, Cod_Producto → Cantidad, Importe_Total</text:p>
      <text:p text:style-name="P5">CodProducto → Nombre_Producto, Precio_Unidad</text:p>
      <text:p text:style-name="P5"/>
      <text:p text:style-name="P5">Por tanto, para normalizar a 2FN hay que descomponer las tablas anteriores en las siguientes: </text:p>
      <text:p text:style-name="P5"/>
      <text:list text:style-name="L2">
        <text:list-item>
          <text:p text:style-name="P6">VENTA(<text:span text:style-name="T2">Cod_Venta</text:span>, Fecha_Venta, DNI_Cliente, Nombre_Cliente, Dirección_Cliente, Vendedor)</text:p>
          <text:p text:style-name="P6"/>
        </text:list-item>
        <text:list-item>
          <text:p text:style-name="P6">VENTA_PRODUCTO(<text:span text:style-name="T2">Cod_Venta, Cod_Producto,</text:span> Cantidad, ImporteTotal)</text:p>
          <text:p text:style-name="P6"/>
        </text:list-item>
        <text:list-item>
          <text:p text:style-name="P6">PRODUCTO(<text:span text:style-name="T2">Cod_Producto,</text:span> Nombre_Producto, Precio_unidad</text:p>
          <text:p text:style-name="P6"/>
        </text:list-item>
      </text:list>
      <text:p text:style-name="P5">Para que las tablas <text:span text:style-name="T3">anteriores estén en 3ºFN, no puede haber dependencias transitivas.</text:span></text:p>
      <text:p text:style-name="P5"/>
      <text:p text:style-name="P7">Dependencias transitivas</text:p>
      <text:p text:style-name="P8">DNI_Cliente → Nombre_Cliente, Dirección_Cliente</text:p>
      <text:p text:style-name="P8">Cantidad → Importe_Total</text:p>
      <text:p text:style-name="P9">Eliminando las dependencias transitivas, nos quedaría las siguientes tablas: </text:p>
      <text:p text:style-name="P9"/>
      <text:list text:continue-numbering="true" text:style-name="L2">
        <text:list-item>
          <text:p text:style-name="P10">VENTA(<text:span text:style-name="T2">Cod_Venta</text:span>, Fecha_Venta, DNI_Cliente, Vendedor)</text:p>
          <text:p text:style-name="P10"/>
        </text:list-item>
        <text:list-item>
          <text:p text:style-name="P10">VENTA_PRODUCTO(<text:span text:style-name="T2">Cod_Venta, Cod_Producto,</text:span> Cantidad, ImporteTotal)</text:p>
          <text:p text:style-name="P10"/>
        </text:list-item>
        <text:list-item>
          <text:p text:style-name="P10">PRODUCTO(<text:span text:style-name="T2">Cod_Producto,</text:span> Nombre_Producto, Precio_unidad</text:p>
          <text:p text:style-name="P10"/>
        </text:list-item>
        <text:list-item>
          <text:p text:style-name="P11">CLIENTE(<text:span text:style-name="T2">DNI_Cliente</text:span>, <text:span text:style-name="T4">Dirección_Cliente,Nombre_Cliente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9819" officeooo:paragraph-rsid="001398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 fo:background-color="transparent" draw:fill="none"/>
      </style:header-style>
      <style:footer-style>
        <style:header-footer-properties fo:min-height="0cm" fo:margin-top="0.499cm" fo:border-top="0.06pt solid #000000" fo:border-bottom="none" fo:border-left="none" fo:border-right="none" fo:padding="0.051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Santana Bueno Daniel<text:tab/><text:tab/>Bases de datos 1º DAW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5:30:33.491581100</meta:creation-date>
    <dc:date>2025-11-06T15:49:43.846395500</dc:date>
    <meta:editing-duration>PT19M9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33" meta:word-count="196" meta:character-count="1723" meta:non-whitespace-character-count="1564"/>
  </office:meta>
</office:document-meta>
</file>